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2774*"/>
    </style:style>
    <style:style style:name="Changelog.B" style:family="table-column">
      <style:table-column-properties style:column-width="2.302cm" style:rel-column-width="1305*"/>
    </style:style>
    <style:style style:name="Changelog.C" style:family="table-column">
      <style:table-column-properties style:column-width="11.806cm" style:rel-column-width="6693*"/>
    </style:style>
    <style:style style:name="Changelog.1" style:family="table-row">
      <style:table-row-properties fo:background-color="transparent" style:keep-together="true" fo:keep-together="auto">
        <style:background-image/>
      </style:table-row-properties>
    </style:style>
    <style:style style:name="Changelog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6" style:family="table-row">
      <style:table-row-properties style:keep-together="true" fo:keep-together="auto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A1" office:value-type="string">
            <text:p text:style-name="Table_20_Heading">Date</text:p>
          </table:table-cell>
          <table:table-cell table:style-name="Changelog.C1" office:value-type="string">
            <text:p text:style-name="Table_20_Heading">Descrip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2" office:value-type="string">
            <text:p text:style-name="P3">Created this document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" office:value-type="string">
            <text:p text:style-name="P3">Added the characters lis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2" office:value-type="string">
            <text:p text:style-name="P3">Added image to characters</text:p>
          </table:table-cell>
        </table:table-row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2" office:value-type="string">
            <text:p text:style-name="P3">Added deadlin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" office:value-type="string">
            <text:p text:style-name="P3">Wrote the game story</text:p>
          </table:table-cell>
        </table:table-row>
        <table:table-row table:style-name="Changelog.6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2" office:value-type="string">
            <text:p text:style-name="P3">Wrote the characters biograph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" office:value-type="string">
            <text:p text:style-name="P3">Story revision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2" office:value-type="string">
            <text:p text:style-name="P3">Summary of ac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" office:value-type="string">
            <text:p text:style-name="P3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2" office:value-type="string">
            <text:p text:style-name="P3">Designed and Added world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" office:value-type="string">
            <text:p text:style-name="P3">Updated diagrams and map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Updated characters layout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" office:value-type="string">
            <text:p text:style-name="P3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World diagrams, added Ben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" office:value-type="string">
            <text:p text:style-name="P3">Valida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9">
            <text:p text:style-name="P3">09/11/2018</text:p>
          </table:table-cell>
          <table:table-cell table:style-name="Changelog.C3" office:value-type="string">
            <text:p text:style-name="P3">Howl photo and correc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Photos of orphan child and corrections of script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" office:value-type="string">
            <text:p text:style-name="P3">Added image for setting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Replaced all the embedded images with the referenced on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Modified story flowchart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Added Main story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Created Master documen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Trop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Revision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2" office:value-type="string">
            <text:p text:style-name="P3">Work on the Goal outlines, story flowchart and think about what happens in the level.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" office:value-type="string">
            <text:p text:style-name="P3">Added Sophie’s circumplex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2" office:value-type="string">
            <text:p text:style-name="P3">Added reference images of enemies and his sketches 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3" office:value-type="string">
            <text:p text:style-name="P3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2" office:value-type="string">
            <text:p text:style-name="P3">Wrote the whole script of level 6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3" office:value-type="string">
            <text:p text:style-name="P3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27">
            <text:p text:style-name="P3">27/11/2018</text:p>
          </table:table-cell>
          <table:table-cell table:style-name="Changelog.C2" office:value-type="string">
            <text:p text:style-name="P3">General formatting</text:p>
          </table:table-cell>
        </table:table-row>
        <text:soft-page-break/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1-27">
            <text:p text:style-name="P3">27/11/2018</text:p>
          </table:table-cell>
          <table:table-cell table:style-name="Changelog.C3" office:value-type="string">
            <text:p text:style-name="P3">Revision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06">
            <text:p text:style-name="P3">06/12/2018</text:p>
          </table:table-cell>
          <table:table-cell table:style-name="Changelog.C2" office:value-type="string">
            <text:p text:style-name="P3">Completed the map of the cit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07">
            <text:p text:style-name="P3">07/12/2018</text:p>
          </table:table-cell>
          <table:table-cell table:style-name="Changelog.C3" office:value-type="string">
            <text:p text:style-name="P3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09">
            <text:p text:style-name="P3">09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2-10">
            <text:p text:style-name="P3">10/12/2018</text:p>
          </table:table-cell>
          <table:table-cell table:style-name="Changelog.C3" office:value-type="string">
            <text:p text:style-name="P3">Corrections and extension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1">
            <text:p text:style-name="P3">11/12/2018</text:p>
          </table:table-cell>
          <table:table-cell table:style-name="Changelog.C3" office:value-type="string">
            <text:p text:style-name="P3">Added hand-drawn maps (the whole city, tavern, prison, barrack) and descrip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Added hand-drawn maps (sewers tower castle) and descriptions, some revisions to scrip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13">
            <text:p text:style-name="P3">13/12/2018</text:p>
          </table:table-cell>
          <table:table-cell table:style-name="Changelog.C3" office:value-type="string">
            <text:p text:style-name="P3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4">
            <text:p text:style-name="P3">14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5">
            <text:p text:style-name="P3">15/12/2018</text:p>
          </table:table-cell>
          <table:table-cell table:style-name="Changelog.C3" office:value-type="string">
            <text:p text:style-name="P3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6">
            <text:p text:style-name="P3">16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2-17">
            <text:p text:style-name="P3">17/12/2018</text:p>
          </table:table-cell>
          <table:table-cell table:style-name="Changelog.C3" office:value-type="string">
            <text:p text:style-name="P3">Added concept chapter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2">
            <text:p text:style-name="P3">22/12/2018</text:p>
          </table:table-cell>
          <table:table-cell table:style-name="Changelog.C2" office:value-type="string">
            <text:p text:style-name="P3">Added the whole design of Alchemist’s guild and the whole design of the Alchemist’s puzzl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26">
            <text:p text:style-name="P3">26/12/2018</text:p>
          </table:table-cell>
          <table:table-cell table:style-name="Changelog.C3" office:value-type="string">
            <text:p text:style-name="P3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oxActivity" style:family="paragraph" style:parent-style-name="Activity" style:master-page-name="">
      <style:paragraph-properties fo:text-align="justify" style:justify-single-word="false" style:page-number="auto" fo:background-color="transparent" fo:padding="0.3cm" fo:border="none">
        <style:background-image/>
      </style:paragraph-properties>
      <style:text-properties fo:color="#f79e10"/>
    </style:style>
    <style:style style:name="Clown" style:family="paragraph" style:parent-style-name="Standard">
      <style:text-properties fo:color="#ad29ad" style:font-name="Ink Free" fo:font-size="13pt" fo:language="en" fo:country="US"/>
    </style:style>
    <style:style style:name="FisherMan" style:family="paragraph" style:parent-style-name="Header">
      <style:text-properties fo:color="#acb20c" style:font-name="Ink Free" fo:font-size="13pt"/>
    </style:style>
    <style:style style:name="BlackSmith" style:family="paragraph" style:parent-style-name="Standard">
      <style:text-properties style:font-name="Ink Free" fo:font-size="13pt"/>
    </style:style>
    <style:style style:name="Alchemist" style:family="paragraph" style:parent-style-name="Standard">
      <style:text-properties fo:color="#0029ec" style:font-name="Ink Free" fo:font-size="13pt" fo:language="en" fo:country="US"/>
    </style:style>
    <style:style style:name="Zip" style:family="paragraph" style:parent-style-name="Standard">
      <style:text-properties fo:color="#706e0c" style:font-name="Ink Fre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size="13pt" fo:language="en" fo:country="US" fo:background-color="transparent"/>
    </style:style>
    <style:style style:name="MarionTheSmart" style:family="paragraph" style:parent-style-name="Standard">
      <style:paragraph-properties fo:background-color="transparent">
        <style:tab-stops/>
        <style:background-image/>
      </style:paragraph-properties>
      <style:text-properties fo:color="#127622" style:font-name="Ink Fre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size="13pt" fo:language="en" fo:country="US"/>
    </style:style>
    <style:style style:name="WoW" style:family="paragraph" style:parent-style-name="Standard">
      <style:text-properties fo:color="#342e39" style:font-name="Ink Free" fo:font-size="13pt" fo:language="en" fo:country="US"/>
    </style:style>
    <style:style style:name="Markl" style:family="paragraph" style:parent-style-name="Standard">
      <style:text-properties fo:color="#909468" style:font-name="Ink Free" fo:font-size="13pt" fo:language="en" fo:country="US"/>
    </style:style>
    <style:style style:name="Calcifer" style:family="paragraph" style:parent-style-name="Standard">
      <style:text-properties fo:color="#e3482d" style:font-name="Ink Free" fo:font-size="13pt" fo:language="en" fo:country="US"/>
    </style:style>
    <style:style style:name="Heen" style:family="paragraph" style:parent-style-name="Standard">
      <style:text-properties fo:color="#966149" style:font-name="Ink Free" fo:font-size="13pt" fo:language="en" fo:country="US"/>
    </style:style>
    <style:style style:name="Sophie" style:family="paragraph" style:parent-style-name="Standard">
      <style:text-properties fo:color="#285579" style:font-name="Ink Free" fo:font-size="13pt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8-12-26T14:56:27.84</dc:date>
    <meta:editing-duration>PT54M14S</meta:editing-duration>
    <meta:editing-cycles>44</meta:editing-cycles>
    <meta:generator>OpenOffice/4.1.4$Win32 OpenOffice.org_project/414m5$Build-9788</meta:generator>
    <meta:document-statistic meta:table-count="2" meta:image-count="0" meta:object-count="0" meta:page-count="3" meta:paragraph-count="156" meta:word-count="406" meta:character-count="2836"/>
    <meta:template xlink:type="simple" xlink:actuate="onRequest" xlink:title="" xlink:href="../MasterGameDesignDocument.odm" meta:date="2018-12-24T10:54:46.30"/>
  </office:meta>
</office:document-meta>
</file>